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font-weight="bold" style:font-weight-asian="bold" style:font-weight-complex="bold" fo:color="#00B050"/>
    </style:style>
    <style:style style:name="T3" style:parent-style-name="Domyślnaczcionkaakapitu" style:family="text">
      <style:text-properties fo:color="#000000"/>
    </style:style>
    <style:style style:name="T4" style:parent-style-name="Domyślnaczcionkaakapitu" style:family="text">
      <style:text-properties style:font-name="Arial" style:font-name-complex="Arial" fo:color="#222222" fo:font-size="10.5pt" style:font-size-asian="10.5pt" style:font-size-complex="10.5pt" fo:background-color="#FFFFFF"/>
    </style:style>
    <style:style style:name="T5" style:parent-style-name="Domyślnaczcionkaakapitu" style:family="text">
      <style:text-properties style:font-name="Arial" style:font-name-complex="Arial" fo:font-size="10.5pt" style:font-size-asian="10.5pt" style:font-size-complex="10.5pt" fo:background-color="#FFFFFF"/>
    </style:style>
    <style:style style:name="T6" style:parent-style-name="Domyślnaczcionkaakapitu" style:family="text">
      <style:text-properties style:font-name="Arial" style:font-name-complex="Arial" fo:color="#222222" fo:font-size="10.5pt" style:font-size-asian="10.5pt" style:font-size-complex="10.5pt" fo:background-color="#FFFFFF"/>
    </style:style>
    <style:style style:name="T7" style:parent-style-name="Domyślnaczcionkaakapitu" style:family="text">
      <style:text-properties style:font-name="Arial" style:font-name-complex="Arial" fo:color="#222222" fo:font-size="10.5pt" style:font-size-asian="10.5pt" style:font-size-complex="10.5pt" fo:background-color="#FFFFFF"/>
    </style:style>
    <style:style style:name="T8" style:parent-style-name="Domyślnaczcionkaakapitu" style:family="text">
      <style:text-properties style:font-name="Arial" style:font-name-complex="Arial" fo:color="#222222" fo:background-color="#FFFFFF"/>
    </style:style>
    <style:style style:name="T9" style:parent-style-name="Domyślnaczcionkaakapitu" style:family="text">
      <style:text-properties style:font-name="Arial" style:font-name-complex="Arial" fo:color="#222222" fo:font-size="10.5pt" style:font-size-asian="10.5pt" style:font-size-complex="10.5pt" fo:background-color="#FFFFFF"/>
    </style:style>
    <style:style style:name="T10" style:parent-style-name="Domyślnaczcionkaakapitu" style:family="text">
      <style:text-properties style:font-name="Arial" style:font-name-complex="Arial" fo:font-size="10.5pt" style:font-size-asian="10.5pt" style:font-size-complex="10.5pt" fo:background-color="#FFFFFF"/>
    </style:style>
    <style:style style:name="T11" style:parent-style-name="Domyślnaczcionkaakapitu" style:family="text">
      <style:text-properties style:font-name="Arial" style:font-name-complex="Arial" fo:color="#222222" fo:font-size="10.5pt" style:font-size-asian="10.5pt" style:font-size-complex="10.5pt" fo:background-color="#FFFFFF"/>
    </style:style>
    <style:style style:name="T12" style:parent-style-name="Domyślnaczcionkaakapitu" style:family="text">
      <style:text-properties style:font-name="Arial" style:font-name-complex="Arial" fo:font-size="10.5pt" style:font-size-asian="10.5pt" style:font-size-complex="10.5pt" fo:background-color="#FFFFFF"/>
    </style:style>
    <style:style style:name="T13" style:parent-style-name="Domyślnaczcionkaakapitu" style:family="text">
      <style:text-properties style:font-name="Arial" style:font-name-complex="Arial" fo:color="#222222" fo:font-size="10.5pt" style:font-size-asian="10.5pt" style:font-size-complex="10.5pt" fo:background-color="#FFFFFF"/>
    </style:style>
    <style:style style:name="T14" style:parent-style-name="Domyślnaczcionkaakapitu" style:family="text">
      <style:text-properties style:font-name="Arial" style:font-name-complex="Arial" fo:font-size="10.5pt" style:font-size-asian="10.5pt" style:font-size-complex="10.5pt" fo:background-color="#FFFFFF"/>
    </style:style>
    <style:style style:name="T15" style:parent-style-name="Domyślnaczcionkaakapitu" style:family="text">
      <style:text-properties style:font-name="Arial" style:font-name-complex="Arial" fo:color="#222222" fo:background-color="#FFFFFF"/>
    </style:style>
    <style:style style:name="T16" style:parent-style-name="Domyślnaczcionkaakapitu" style:family="text">
      <style:text-properties style:font-name="Arial" style:font-name-complex="Arial" fo:color="#222222" fo:font-size="10.5pt" style:font-size-asian="10.5pt" style:font-size-complex="10.5pt" fo:background-color="#FFFFFF"/>
    </style:style>
    <style:style style:name="T17" style:parent-style-name="Domyślnaczcionkaakapitu" style:family="text">
      <style:text-properties style:font-name="Arial" style:font-name-complex="Arial" fo:color="#222222" fo:font-size="10.5pt" style:font-size-asian="10.5pt" style:font-size-complex="10.5pt" fo:background-color="#FFFFFF"/>
    </style:style>
    <style:style style:name="T18" style:parent-style-name="Domyślnaczcionkaakapitu" style:family="text">
      <style:text-properties style:font-name="Arial" style:font-name-complex="Arial" fo:color="#222222" fo:font-size="10.5pt" style:font-size-asian="10.5pt" style:font-size-complex="10.5pt" fo:background-color="#FFFFFF"/>
    </style:style>
    <style:style style:name="T19" style:parent-style-name="Domyślnaczcionkaakapitu" style:family="text">
      <style:text-properties style:font-name="Arial" style:font-name-asian="Times New Roman" style:font-name-complex="Arial" fo:color="#222222" fo:font-size="10.5pt" style:font-size-asian="10.5pt" style:font-size-complex="10.5pt" style:language-asian="pl" style:country-asian="PL"/>
    </style:style>
    <style:style style:name="T20" style:parent-style-name="Domyślnaczcionkaakapitu" style:family="text">
      <style:text-properties style:font-name="Arial" style:font-name-asian="Times New Roman" style:font-name-complex="Arial" fo:color="#222222" fo:font-size="10.5pt" style:font-size-asian="10.5pt" style:font-size-complex="10.5pt" style:language-asian="pl" style:country-asian="PL"/>
    </style:style>
    <style:style style:name="T21" style:parent-style-name="Domyślnaczcionkaakapitu" style:family="text">
      <style:text-properties style:font-name="Arial" style:font-name-complex="Arial" fo:color="#222222" fo:font-size="10.5pt" style:font-size-asian="10.5pt" style:font-size-complex="10.5pt" fo:background-color="#FFFFFF"/>
    </style:style>
    <style:style style:name="T22" style:parent-style-name="Domyślnaczcionkaakapitu" style:family="text">
      <style:text-properties style:font-name="Arial" style:font-name-complex="Arial" fo:color="#222222" fo:font-size="10.5pt" style:font-size-asian="10.5pt" style:font-size-complex="10.5pt" fo:background-color="#FFFFFF"/>
    </style:style>
    <style:style style:name="P23" style:parent-style-name="NormalnyWeb" style:family="paragraph">
      <style:paragraph-properties fo:margin-top="0.0833in" fo:margin-bottom="0.0833in" fo:background-color="#FFFFFF"/>
    </style:style>
    <style:style style:name="T24" style:parent-style-name="Domyślnaczcionkaakapitu" style:family="text">
      <style:text-properties style:font-name="Arial" style:font-name-complex="Arial" fo:font-weight="bold" style:font-weight-asian="bold" style:font-weight-complex="bold" fo:color="#00B050" fo:font-size="10.5pt" style:font-size-asian="10.5pt" style:font-size-complex="10.5pt"/>
    </style:style>
    <style:style style:name="T25" style:parent-style-name="Domyślnaczcionkaakapitu" style:family="text">
      <style:text-properties style:font-name="Arial" style:font-name-complex="Arial" fo:font-weight="bold" style:font-weight-asian="bold" style:font-weight-complex="bold" fo:color="#00B050" fo:font-size="10.5pt" style:font-size-asian="10.5pt" style:font-size-complex="10.5pt"/>
    </style:style>
    <style:style style:name="T26" style:parent-style-name="Domyślnaczcionkaakapitu" style:family="text">
      <style:text-properties style:font-name="Arial" style:font-name-complex="Arial" fo:color="#222222" fo:font-size="10.5pt" style:font-size-asian="10.5pt" style:font-size-complex="10.5pt"/>
    </style:style>
    <style:style style:name="T27" style:parent-style-name="Domyślnaczcionkaakapitu" style:family="text">
      <style:text-properties style:font-name="Arial" style:font-name-complex="Arial" fo:color="#222222" fo:font-size="10.5pt" style:font-size-asian="10.5pt" style:font-size-complex="10.5pt"/>
    </style:style>
    <style:style style:name="T28" style:parent-style-name="Domyślnaczcionkaakapitu" style:family="text">
      <style:text-properties style:font-name="Arial" style:font-name-complex="Arial" fo:color="#222222" fo:font-size="10.5pt" style:font-size-asian="10.5pt" style:font-size-complex="10.5pt"/>
    </style:style>
    <style:style style:name="T29" style:parent-style-name="Domyślnaczcionkaakapitu" style:family="text">
      <style:text-properties style:font-name="Arial" style:font-name-complex="Arial" fo:color="#222222" fo:font-size="10.5pt" style:font-size-asian="10.5pt" style:font-size-complex="10.5pt"/>
    </style:style>
    <style:style style:name="T30" style:parent-style-name="Domyślnaczcionkaakapitu" style:family="text">
      <style:text-properties style:font-name="Arial" style:font-name-complex="Arial" fo:color="#222222" fo:font-size="10.5pt" style:font-size-asian="10.5pt" style:font-size-complex="10.5pt"/>
    </style:style>
    <style:style style:name="T31" style:parent-style-name="Domyślnaczcionkaakapitu" style:family="text">
      <style:text-properties style:font-name="Arial" style:font-name-complex="Arial" fo:color="#222222" fo:font-size="10.5pt" style:font-size-asian="10.5pt" style:font-size-complex="10.5pt"/>
    </style:style>
    <style:style style:name="T32" style:parent-style-name="Domyślnaczcionkaakapitu" style:family="text">
      <style:text-properties style:font-name="Arial" style:font-name-complex="Arial" fo:color="#222222" fo:font-size="10.5pt" style:font-size-asian="10.5pt" style:font-size-complex="10.5pt"/>
    </style:style>
    <style:style style:name="T33" style:parent-style-name="Domyślnaczcionkaakapitu" style:family="text">
      <style:text-properties style:font-name="Arial" style:font-name-complex="Arial" fo:color="#222222" fo:font-size="10.5pt" style:font-size-asian="10.5pt" style:font-size-complex="10.5pt"/>
    </style:style>
    <style:style style:name="T34" style:parent-style-name="Domyślnaczcionkaakapitu" style:family="text">
      <style:text-properties style:font-name="Arial" style:font-name-complex="Arial" fo:color="#222222" fo:font-size="10.5pt" style:font-size-asian="10.5pt" style:font-size-complex="10.5pt"/>
    </style:style>
    <style:style style:name="T35" style:parent-style-name="Domyślnaczcionkaakapitu" style:family="text">
      <style:text-properties style:font-name="Arial" style:font-name-complex="Arial" fo:color="#222222" fo:font-size="10.5pt" style:font-size-asian="10.5pt" style:font-size-complex="10.5pt"/>
    </style:style>
    <style:style style:name="T36" style:parent-style-name="Domyślnaczcionkaakapitu" style:family="text">
      <style:text-properties style:font-name="Arial" style:font-name-complex="Arial" fo:font-style="italic" style:font-style-asian="italic" style:font-style-complex="italic" fo:color="#222222" fo:font-size="10.5pt" style:font-size-asian="10.5pt" style:font-size-complex="10.5pt"/>
    </style:style>
    <style:style style:name="T37" style:parent-style-name="Domyślnaczcionkaakapitu" style:family="text">
      <style:text-properties style:font-name="Arial" style:font-name-complex="Arial" fo:color="#222222" fo:font-size="10.5pt" style:font-size-asian="10.5pt" style:font-size-complex="10.5pt"/>
    </style:style>
    <style:style style:name="T38" style:parent-style-name="Domyślnaczcionkaakapitu" style:family="text">
      <style:text-properties style:font-name="Arial" style:font-name-complex="Arial" fo:color="#222222" fo:font-size="10.5pt" style:font-size-asian="10.5pt" style:font-size-complex="10.5pt"/>
    </style:style>
    <style:style style:name="T39" style:parent-style-name="Domyślnaczcionkaakapitu" style:family="text">
      <style:text-properties style:font-name="Arial" style:font-name-complex="Arial" fo:color="#222222" fo:font-size="10.5pt" style:font-size-asian="10.5pt" style:font-size-complex="10.5pt"/>
    </style:style>
    <style:style style:name="T40" style:parent-style-name="Domyślnaczcionkaakapitu" style:family="text">
      <style:text-properties style:font-name="Arial" style:font-name-complex="Arial" fo:color="#222222" fo:font-size="10.5pt" style:font-size-asian="10.5pt" style:font-size-complex="10.5pt"/>
    </style:style>
    <style:style style:name="T41" style:parent-style-name="Domyślnaczcionkaakapitu" style:family="text">
      <style:text-properties style:font-name="Arial" style:font-name-complex="Arial" fo:color="#222222" fo:font-size="10.5pt" style:font-size-asian="10.5pt" style:font-size-complex="10.5pt"/>
    </style:style>
    <style:style style:name="T42" style:parent-style-name="Domyślnaczcionkaakapitu" style:family="text">
      <style:text-properties style:font-name="Arial" style:font-name-complex="Arial" fo:color="#222222" fo:font-size="10.5pt" style:font-size-asian="10.5pt" style:font-size-complex="10.5pt"/>
    </style:style>
    <style:style style:name="T43" style:parent-style-name="Domyślnaczcionkaakapitu" style:family="text">
      <style:text-properties style:font-name="Arial" style:font-name-complex="Arial" fo:color="#222222" fo:font-size="10.5pt" style:font-size-asian="10.5pt" style:font-size-complex="10.5pt"/>
    </style:style>
    <style:style style:name="T44" style:parent-style-name="Domyślnaczcionkaakapitu" style:family="text">
      <style:text-properties style:font-name="Arial" style:font-name-complex="Arial" fo:color="#222222" fo:font-size="10.5pt" style:font-size-asian="10.5pt" style:font-size-complex="10.5pt"/>
    </style:style>
    <style:style style:name="T45" style:parent-style-name="Domyślnaczcionkaakapitu" style:family="text">
      <style:text-properties style:font-name="Arial" style:font-name-complex="Arial" fo:color="#222222" fo:font-size="10.5pt" style:font-size-asian="10.5pt" style:font-size-complex="10.5pt"/>
    </style:style>
    <style:style style:name="T46" style:parent-style-name="Domyślnaczcionkaakapitu" style:family="text">
      <style:text-properties style:font-name="Arial" style:font-name-complex="Arial" fo:font-size="10.5pt" style:font-size-asian="10.5pt" style:font-size-complex="10.5pt" fo:background-color="#FFFFFF"/>
    </style:style>
    <style:style style:name="T47" style:parent-style-name="Domyślnaczcionkaakapitu" style:family="text">
      <style:text-properties style:font-name="Arial" style:font-name-complex="Arial" fo:color="#222222" fo:font-size="10.5pt" style:font-size-asian="10.5pt" style:font-size-complex="10.5pt" fo:background-color="#FFFFFF"/>
    </style:style>
    <style:style style:name="P48" style:parent-style-name="NormalnyWeb" style:family="paragraph">
      <style:paragraph-properties fo:margin-top="0.0833in" fo:margin-bottom="0.0833in" fo:background-color="#FFFFFF"/>
    </style:style>
    <style:style style:name="T49" style:parent-style-name="Domyślnaczcionkaakapitu" style:family="text">
      <style:text-properties style:font-name="Arial" style:font-name-complex="Arial" fo:font-weight="bold" style:font-weight-asian="bold" style:font-weight-complex="bold" fo:color="#00B050" fo:font-size="10.5pt" style:font-size-asian="10.5pt" style:font-size-complex="10.5pt" fo:background-color="#FFFFFF"/>
    </style:style>
    <style:style style:name="T50" style:parent-style-name="Domyślnaczcionkaakapitu" style:family="text">
      <style:text-properties style:font-name="Arial" style:font-name-complex="Arial" fo:font-weight="bold" style:font-weight-asian="bold" style:font-weight-complex="bold" fo:color="#00B050" fo:font-size="10.5pt" style:font-size-asian="10.5pt" style:font-size-complex="10.5pt" fo:background-color="#FFFFFF"/>
    </style:style>
    <style:style style:name="T51" style:parent-style-name="Domyślnaczcionkaakapitu" style:family="text">
      <style:text-properties style:font-name="Arial" style:font-name-complex="Arial" fo:font-weight="bold" style:font-weight-asian="bold" style:font-weight-complex="bold" fo:color="#00B050" fo:font-size="10.5pt" style:font-size-asian="10.5pt" style:font-size-complex="10.5pt" fo:background-color="#FFFFFF"/>
    </style:style>
    <style:style style:name="T52" style:parent-style-name="Domyślnaczcionkaakapitu" style:family="text">
      <style:text-properties style:font-name="Arial" style:font-name-complex="Arial" fo:color="#00B050" fo:font-size="11pt" style:font-size-asian="11pt" style:font-size-complex="11pt" fo:background-color="#FFFFFF"/>
    </style:style>
    <style:style style:name="T53" style:parent-style-name="Domyślnaczcionkaakapitu" style:family="text">
      <style:text-properties style:font-name="Roboto" fo:color="#000000" fo:letter-spacing="0.0055in" fo:font-size="11pt" style:font-size-asian="11pt" style:font-size-complex="11pt" fo:background-color="#FFFFFF"/>
    </style:style>
    <style:style style:name="T54" style:parent-style-name="Domyślnaczcionkaakapitu" style:family="text">
      <style:text-properties style:font-name="Roboto" fo:font-weight="bold" style:font-weight-asian="bold" style:font-weight-complex="bold" fo:color="#000000" fo:letter-spacing="0.0055in" fo:font-size="11pt" style:font-size-asian="11pt" style:font-size-complex="11pt" fo:background-color="#FFFFFF"/>
    </style:style>
    <style:style style:name="T55" style:parent-style-name="Pogrubienie" style:family="text">
      <style:text-properties style:font-name="Roboto" fo:font-weight="normal" style:font-weight-asian="normal" style:font-weight-complex="normal" fo:color="#000000" fo:letter-spacing="0.0055in" fo:font-size="11pt" style:font-size-asian="11pt" style:font-size-complex="11pt" fo:background-color="#FFFFFF"/>
    </style:style>
    <style:style style:name="T56" style:parent-style-name="Domyślnaczcionkaakapitu" style:family="text">
      <style:text-properties style:font-name="Roboto" fo:color="#000000" fo:letter-spacing="0.0055in" fo:font-size="11pt" style:font-size-asian="11pt" style:font-size-complex="11pt" fo:background-color="#FFFFFF"/>
    </style:style>
    <style:style style:name="T57" style:parent-style-name="Domyślnaczcionkaakapitu" style:family="text">
      <style:text-properties style:font-name="Arial" style:font-name-complex="Arial" fo:color="#00B050" fo:font-size="11pt" style:font-size-asian="11pt" style:font-size-complex="11pt" fo:background-color="#FFFFFF"/>
    </style:style>
    <style:style style:name="T58" style:parent-style-name="Domyślnaczcionkaakapitu" style:family="text">
      <style:text-properties style:font-name="Arial" style:font-name-complex="Arial" fo:color="#222222" fo:font-size="11pt" style:font-size-asian="11pt" style:font-size-complex="11pt" fo:background-color="#FFFFFF"/>
    </style:style>
    <style:style style:name="T59" style:parent-style-name="Domyślnaczcionkaakapitu" style:family="text">
      <style:text-properties style:font-name="Arial" style:font-name-complex="Arial" fo:font-size="11pt" style:font-size-asian="11pt" style:font-size-complex="11pt" fo:background-color="#FFFFFF"/>
    </style:style>
    <style:style style:name="T60" style:parent-style-name="Domyślnaczcionkaakapitu" style:family="text">
      <style:text-properties style:font-name="Arial" style:font-name-complex="Arial" fo:color="#222222" fo:font-size="11pt" style:font-size-asian="11pt" style:font-size-complex="11pt" fo:background-color="#FFFFFF"/>
    </style:style>
    <style:style style:name="P61" style:parent-style-name="NormalnyWeb" style:family="paragraph">
      <style:paragraph-properties fo:margin-top="0.0833in" fo:margin-bottom="0.0833in" fo:background-color="#FFFFFF"/>
    </style:style>
    <style:style style:name="T62"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63"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64"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65" style:parent-style-name="Domyślnaczcionkaakapitu" style:family="text">
      <style:text-properties style:font-name="Arial" style:font-name-complex="Arial" fo:color="#000000" fo:font-size="11pt" style:font-size-asian="11pt" style:font-size-complex="11pt"/>
    </style:style>
    <style:style style:name="P66" style:parent-style-name="NormalnyWeb" style:family="paragraph">
      <style:paragraph-properties fo:margin-top="0.0833in" fo:margin-bottom="0.0833in" fo:background-color="#FFFFFF"/>
      <style:text-properties style:font-name="Arial" style:font-name-complex="Arial" fo:color="#000000" fo:font-size="11pt" style:font-size-asian="11pt" style:font-size-complex="11pt"/>
    </style:style>
    <style:style style:name="P67" style:parent-style-name="NormalnyWeb" style:family="paragraph">
      <style:paragraph-properties fo:margin-top="0.0833in" fo:margin-bottom="0.0833in" fo:background-color="#FFFFFF"/>
    </style:style>
    <style:style style:name="T68"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69"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70" style:parent-style-name="Domyślnaczcionkaakapitu" style:family="text">
      <style:text-properties style:font-name="Arial" style:font-name-complex="Arial" fo:font-weight="bold" style:font-weight-asian="bold" style:font-weight-complex="bold" fo:color="#00B050" fo:font-size="11pt" style:font-size-asian="11pt" style:font-size-complex="11pt"/>
    </style:style>
    <style:style style:name="T71" style:parent-style-name="Domyślnaczcionkaakapitu" style:family="text">
      <style:text-properties style:font-name="Arial" style:font-name-complex="Arial" fo:color="#000000" fo:font-size="11pt" style:font-size-asian="11pt" style:font-size-complex="11pt"/>
    </style:style>
    <style:style style:name="T72" style:parent-style-name="Domyślnaczcionkaakapitu" style:family="text">
      <style:text-properties style:font-name="Arial" style:font-name-complex="Arial" fo:color="#000000" fo:font-size="11pt" style:font-size-asian="11pt" style:font-size-complex="11pt"/>
    </style:style>
    <style:style style:name="T73" style:parent-style-name="Domyślnaczcionkaakapitu" style:family="text">
      <style:text-properties style:font-name="Arial" style:font-name-complex="Arial" fo:color="#000000" fo:font-size="11pt" style:font-size-asian="11pt" style:font-size-complex="11pt"/>
    </style:style>
    <style:style style:name="T74" style:parent-style-name="Domyślnaczcionkaakapitu" style:family="text">
      <style:text-properties style:font-name="Arial" style:font-name-complex="Arial" fo:color="#000000" fo:font-size="11pt" style:font-size-asian="11pt" style:font-size-complex="11pt"/>
    </style:style>
    <style:style style:name="T75" style:parent-style-name="Domyślnaczcionkaakapitu" style:family="text">
      <style:text-properties style:font-name="Arial" style:font-name-complex="Arial" fo:color="#000000" fo:font-size="11pt" style:font-size-asian="11pt" style:font-size-complex="11pt"/>
    </style:style>
    <style:style style:name="T76" style:parent-style-name="Domyślnaczcionkaakapitu" style:family="text">
      <style:text-properties style:font-name="Arial" style:font-name-complex="Arial" fo:color="#000000" fo:font-size="11pt" style:font-size-asian="11pt" style:font-size-complex="11pt"/>
    </style:style>
    <style:style style:name="T77" style:parent-style-name="Domyślnaczcionkaakapitu" style:family="text">
      <style:text-properties style:font-name="Arial" style:font-name-complex="Arial" fo:font-weight="bold" style:font-weight-asian="bold" style:font-weight-complex="bold" fo:color="#00B050"/>
    </style:style>
    <style:style style:name="T78" style:parent-style-name="Domyślnaczcionkaakapitu" style:family="text">
      <style:text-properties style:font-name="Arial" style:font-name-complex="Arial" fo:font-weight="bold" style:font-weight-asian="bold" style:font-weight-complex="bold" fo:color="#00B050"/>
    </style:style>
    <style:style style:name="T79" style:parent-style-name="Domyślnaczcionkaakapitu" style:family="text">
      <style:text-properties style:font-name="Arial" style:font-name-complex="Arial" fo:font-weight="bold" style:font-weight-asian="bold" style:font-weight-complex="bold" fo:color="#00B050"/>
    </style:style>
    <style:style style:name="T80" style:parent-style-name="Domyślnaczcionkaakapitu" style:family="text">
      <style:text-properties style:font-name="Arial" style:font-name-complex="Arial" fo:color="#000000"/>
    </style:style>
    <style:style style:name="T81" style:parent-style-name="Domyślnaczcionkaakapitu" style:family="text">
      <style:text-properties style:font-name="Arial" style:font-name-complex="Arial" fo:color="#000000"/>
    </style:style>
    <style:style style:name="T82" style:parent-style-name="Domyślnaczcionkaakapitu" style:family="text">
      <style:text-properties style:font-name="Arial" style:font-name-asian="Times New Roman" style:font-name-complex="Arial" fo:color="#000000" style:language-asian="pl" style:country-asian="PL"/>
    </style:style>
    <style:style style:name="T83"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84"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85" style:parent-style-name="Domyślnaczcionkaakapitu" style:family="text">
      <style:text-properties style:font-name="Arial" style:font-name-asian="Times New Roman" style:font-name-complex="Arial" fo:color="#000000" style:language-asian="pl" style:country-asian="PL"/>
    </style:style>
    <style:style style:name="T86"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87"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88"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89" style:parent-style-name="Domyślnaczcionkaakapitu" style:family="text">
      <style:text-properties style:font-name="Arial" style:font-name-asian="Times New Roman" style:font-name-complex="Arial" fo:color="#000000" style:language-asian="pl" style:country-asian="PL"/>
    </style:style>
    <style:style style:name="T90"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1"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2"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3" style:parent-style-name="Domyślnaczcionkaakapitu" style:family="text">
      <style:text-properties style:font-name="Arial" style:font-name-asian="Times New Roman" style:font-name-complex="Arial" fo:color="#000000" style:language-asian="pl" style:country-asian="PL"/>
    </style:style>
    <style:style style:name="T94" style:parent-style-name="Domyślnaczcionkaakapitu" style:family="text">
      <style:text-properties style:font-name="Arial" style:font-name-asian="Times New Roman" style:font-name-complex="Arial" fo:color="#000000" style:language-asian="pl" style:country-asian="PL"/>
    </style:style>
    <style:style style:name="T95"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6"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7"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8"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99"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100" style:parent-style-name="Domyślnaczcionkaakapitu" style:family="text">
      <style:text-properties style:font-name="Arial" style:font-name-asian="Times New Roman" style:font-name-complex="Arial" fo:color="#000000" style:language-asian="pl" style:country-asian="PL"/>
    </style:style>
    <style:style style:name="T101" style:parent-style-name="Domyślnaczcionkaakapitu" style:family="text">
      <style:text-properties style:font-name="Arial" style:font-name-asian="Times New Roman" style:font-name-complex="Arial" fo:color="#000000" style:language-asian="pl" style:country-asian="PL"/>
    </style:style>
    <style:style style:name="T102" style:parent-style-name="Domyślnaczcionkaakapitu" style:family="text">
      <style:text-properties style:font-name="Arial" style:font-name-asian="Times New Roman" style:font-name-complex="Arial" fo:color="#000000" style:language-asian="pl" style:country-asian="PL"/>
    </style:style>
    <style:style style:name="P103" style:parent-style-name="Normalny" style:family="paragraph">
      <style:text-properties style:font-name="Arial" style:font-name-asian="Times New Roman" style:font-name-complex="Arial" fo:color="#000000" style:language-asian="pl" style:country-asian="PL"/>
    </style:style>
    <style:style style:name="T104"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105" style:parent-style-name="Domyślnaczcionkaakapitu" style:family="text">
      <style:text-properties fo:font-weight="bold" style:font-weight-asian="bold" style:font-weight-complex="bold" fo:color="#00B050"/>
    </style:style>
    <style:style style:name="T106"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107" style:parent-style-name="Domyślnaczcionkaakapitu" style:family="text">
      <style:text-properties style:font-name="Arial" style:font-name-asian="Times New Roman" style:font-name-complex="Arial" fo:font-weight="bold" style:font-weight-asian="bold" style:font-weight-complex="bold" fo:color="#00B050" style:language-asian="pl" style:country-asian="PL"/>
    </style:style>
    <style:style style:name="T108" style:parent-style-name="Domyślnaczcionkaakapitu" style:family="text">
      <style:text-properties style:font-name="Arial" style:font-name-asian="Times New Roman" style:font-name-complex="Arial" fo:color="#000000" style:language-asian="pl" style:country-asian="PL"/>
    </style:style>
    <style:style style:name="T109" style:parent-style-name="Domyślnaczcionkaakapitu" style:family="text">
      <style:text-properties style:font-name="Arial" style:font-name-asian="Times New Roman" style:font-name-complex="Arial" fo:color="#000000" style:language-asian="pl" style:country-asian="PL"/>
    </style:style>
    <style:style style:name="T110" style:parent-style-name="Domyślnaczcionkaakapitu" style:family="text">
      <style:text-properties style:font-name="Arial" style:font-name-complex="Arial" fo:color="#222222" fo:font-size="10.5pt" style:font-size-asian="10.5pt" style:font-size-complex="10.5pt" fo:background-color="#FFFFFF"/>
    </style:style>
    <style:style style:name="P111" style:parent-style-name="Normalny" style:family="paragraph">
      <style:text-properties style:font-name="Arial" style:font-name-complex="Arial" fo:color="#222222" fo:font-size="10.5pt" style:font-size-asian="10.5pt" style:font-size-complex="10.5pt" fo:background-color="#FFFFFF"/>
    </style:style>
    <style:style style:name="P112" style:parent-style-name="Normalny" style:family="paragraph">
      <style:text-properties style:font-name="Arial" style:font-name-complex="Arial" fo:color="#222222" fo:font-size="10.5pt" style:font-size-asian="10.5pt" style:font-size-complex="10.5pt" fo:background-color="#FFFFFF"/>
    </style:style>
    <style:style style:name="P113" style:parent-style-name="Normalny" style:family="paragraph">
      <style:text-properties fo:color="#000000"/>
    </style:style>
    <style:style style:name="P114" style:parent-style-name="Normalny" style:family="paragraph">
      <style:text-properties fo:color="#000000"/>
    </style:style>
    <style:style style:name="P115" style:parent-style-name="Normalny" style:family="paragraph">
      <style:text-properties fo:color="#000000"/>
    </style:style>
    <style:style style:name="P116" style:parent-style-name="Normalny" style:family="paragraph">
      <style:text-properties fo:color="#000000"/>
    </style:style>
    <style:style style:name="P117" style:parent-style-name="Normalny" style:family="paragraph">
      <style:text-properties fo:color="#000000"/>
    </style:style>
    <style:style style:name="P118" style:parent-style-name="Normalny" style:family="paragraph">
      <style:text-properties fo:font-weight="bold" style:font-weight-asian="bold" style:font-weight-complex="bold" fo:color="#00B050"/>
    </style:style>
    <style:style style:name="P119" style:parent-style-name="Normalny" style:family="paragraph">
      <style:text-properties fo:color="#000000"/>
    </style:style>
    <style:style style:name="P120" style:parent-style-name="Normalny" style:family="paragraph">
      <style:text-properties fo:color="#000000"/>
    </style:style>
  </office:automatic-styles>
  <office:body>
    <office:text text:use-soft-page-breaks="true">
      <text:p text:style-name="P1"><text:span text:style-name="T2">1.MCLAREN F1 -<text:s/></text:span><text:span text:style-name="T3">model, który powstał 27 lat temu nadal znajduje się wśród najszybszych samochodów jakie powstały. To się nazywa osiągnięcie!<text:s/></text:span><text:span text:style-name="T4">Do jego napędu użyto silnika </text:span><text:span text:style-name="T5">V12</text:span><text:span text:style-name="T6"><text:s/>o pojemności 6,1 litra. Spośród 100 powstałych egzemplarzy – 64<text:s/></text:span><text:span text:style-name="T7">były w wersji ulicznej, 5 LM (Le-Mans), oraz 3 GT (Gran Turismo)</text:span><text:span text:style-name="T8">.</text:span><text:span text:style-name="T9"><text:s/>McLaren F1 dzierżył miano </text:span><text:span text:style-name="T10">najszybszego samochodu produkcyjnego</text:span><text:span text:style-name="T11"> (osiągał maksymalną prędkość 388,5 km/h) do </text:span><text:span text:style-name="T12">2005 r.</text:span><text:span text:style-name="T13">, kiedy to jego rekord został pobity przez </text:span><text:span text:style-name="T14">Koenigsegga CCR</text:span><text:span text:style-name="T15">.<text:s/></text:span><text:span text:style-name="T16">Charakterystyczn</text:span><text:span text:style-name="T17">ym elementem McLarena F1 były otwierane do góry drzwi, obracane nietypowo wokół dwóch punktów. Innym unikatowym rozwiązaniem było umieszczenie fotela kierowcy w osi podłużnej samochodu. Fotele pasażerów umieszczono po bokach i przesunięto do tyłu. <text:s text:c="8"/></text:span><text:span text:style-name="T18"><text:s text:c="92"/></text:span><text:span text:style-name="T19">(1994) McLaren F1 – 4 mln złotych. <text:s text:c="91"/>(1995) McLaren F1 LM – 8 mln złotych.<text:s/></text:span><text:span text:style-name="T20"><text:s text:c="96"/>(1997) McLaren F1 GTR – 6 mln złotych.</text:span><text:span text:style-name="T21"><text:s text:c="93"/>W lipcu 2015 roku McLaren F1<text:s/></text:span><text:span text:style-name="T22">LM został sprzedany na aukcji za cenę 13,75 mln dolarów, czyli ok. 52 mln zł. <text:s text:c="131"/>0-100km\h – 3,2 s</text:span></text:p>
      <text:p text:style-name="P23"><text:span text:style-name="T24">2.</text:span><text:span text:style-name="T25">Koenigsegg CCR -<text:s/></text:span><text:span text:style-name="T26">supersamochód</text:span><text:span text:style-name="T27"> produkowany przez firmę </text:span><text:span text:style-name="T28">Koenigsegg</text:span><text:span text:style-name="T29">. Został zaprojektowany i wyprodukowany w </text:span><text:span text:style-name="T30">Ängelholm</text:span><text:span text:style-name="T31">, </text:span><text:span text:style-name="T32">Szwecji</text:span><text:span text:style-name="T33">, a miało to premierę w </text:span><text:span text:style-name="T34">2004</text:span><text:span text:style-name="T35"> roku podczas </text:span><text:span text:style-name="T36">Genewskich Targów Motoryzacyjnych</text:span><text:span text:style-name="T37">. <text:s text:c="103"/>Jest to jeden z najszybszych samochodów świata - jego maksymalna prędkość to około 388 km/h. Jest obecnie 7. najszybszym samochodem na świecie, po </text:span><text:span text:style-name="T38">Bugatti Veyronie</text:span><text:span text:style-name="T39"> i </text:span><text:span text:style-name="T40">SSC Ultimate Aero TT</text:span><text:span text:style-name="T41">. <text:s text:c="141"/></text:span><text:span text:style-name="T42">V8</text:span><text:span text:style-name="T43"> 4,7 l 32 <text:s text:c="132"/>Moc maksymalna: 816 </text:span><text:span text:style-name="T44">KM</text:span><text:span text:style-name="T45"><text:s text:c="109"/></text:span><text:span text:style-name="T46">Przyspieszenie</text:span><text:span text:style-name="T47"> 0-100 km/h: 3,2 s</text:span></text:p>
      <text:p text:style-name="P48"><text:span text:style-name="T49">3.</text:span><text:span text:style-name="T50">Saleen S7 Twin Turbo</text:span><text:span text:style-name="T51"><text:s/></text:span><text:span text:style-name="T52">-<text:s/></text:span><text:span text:style-name="T53">Pochodzący z Kalifornii Saleen S7 Twin Turbo osiąga 399 km/h. Samochód był pierwszą oryginalną konstrukcją tej marki. Do tej pory</text:span><text:span text:style-name="T54"> </text:span><text:span text:style-name="T55">firma zajmowała się głównie tuningiem Fordów Mustangów.</text:span><text:span text:style-name="T56"> Auto powstało w 2000 roku i było produkowane przez osiem lat.</text:span><text:span text:style-name="T57">.</text:span><text:span text:style-name="T58">Pod koniec 2006 roku </text:span><text:span text:style-name="T59">Saleen</text:span><text:span text:style-name="T60"> zaprezentował ekstremalną, dostępną jako "opcja w wyposażeniu Twin-Turbo" wersję modelu. W Competition marka zaprezentowała szczyt swoich możliwości - 1000-konny samochód stworzono z materiałów ery kosmicznej, dopracowano chłodzenie aluminiowego silnika, systemy z nim współgrające oraz elementy, które umożliwiały utrzymanie się pojazdu na drodze. A było to ważne choćby z tego względu, że przyśpieszenie 0–100 km/h zajmowało bolidowi zaledwie 2,6 sekundy. Dane pochodzące od producenta mówiły także o prędkości maksymalnej dochodzącej do 400 km/h, jednakże oficjalnych danych potwierdzających te informacje nie ma.</text:span></text:p>
      <text:p text:style-name="P61"><text:span text:style-name="T62">4.</text:span><text:span text:style-name="T63">Bugatti Veyron EB 16.4</text:span><text:span text:style-name="T64"><text:s/></text:span><text:span text:style-name="T65">- Trzeci model Bugatti w tym rankingu to Veyron EB 16.4 z prędkością 408 km/h. Nazwany tak został na cześć kierowcy wyścigowego Pierre'a Veyrona, który ścigając Bugatti Type 57C Tank wygrał 24-godzinny wyścig Le Mans w 1939 roku. Podstawowa wersja Veyrona produkowana była w latach 2005 - 2011.</text:span></text:p>
      <text:p text:style-name="P66">Przyśpieszenie 0 – 100 km/h: 2,5s. Posiada 7-biegową półautomatyczną skrzynię biegów i 2 miejsca siedzące.</text:p>
      <text:p text:style-name="P67"><text:span text:style-name="T68">5.</text:span><text:span text:style-name="T69">SSC Ultimate Aero</text:span><text:span text:style-name="T70"><text:s/>-<text:s/></text:span><text:span text:style-name="T71">supersamochód produkowany przez amerykańską firmę Shelby SuperCars, jeden z najszybszych samochodów świata, w okresie od lipca 2010 do kwietnia 2013 najszybszym samochodem świata był Bugatti Veyron Super Sport.</text:span><text:s/><text:span text:style-name="T72">Amerykańska firma SSC od jakiegoś czasu bierze udział w konkursie na najszybszy samochód na świecie. Model Ultimate Aero osiąga prędkość 412 km/h. Prędkość została zmierzona 13 września 2007 w West Richland (stan Waszyngton, USA).</text:span><text:span text:style-name="T73"><text:s/></text:span><text:span text:style-name="T74">Został zaprojektowany jako bezpośredni rywal dla Bugatti Veyrona, miał osiągać prędkość ponad 407 km/h oraz przyspieszać od 0 do 60 mil na godzinę (0-96 km/h) w czasie 2,78 s (wersja Ultimate Aero TT). SSC Aero powstał przy współpracy Jeroda Shelby'ego oraz Athana Aridasa, który przez siedem lat pracował nad jego projektem. Był to najszybszy produkowany seryjnie samochód, osiągający prędkość 412 km/h</text:span><text:span text:style-name="T75">. Posiada silnik 6,3 I / V8 bin turbo</text:span><text:span text:style-name="T76">.</text:span></text:p>
      <text:soft-page-break/>
      <text:p text:style-name="Normalny"><text:span text:style-name="T77">6.</text:span><text:span text:style-name="T78">Bugatti Chiron</text:span><text:span text:style-name="T79"><text:s/>-<text:s/></text:span><text:span text:style-name="T80">Samochód został nazwany na cześć Louisa Chiron – jednego z kierowców Bugatti podczas 24-godzinnego wyścigu w Le Mans. Chociaż firma podaje prędkość maksymalną Chirona 463 km/h, to oficjalnie osiąga on 420 km/h. Jego V-max póki co nie został potwierdzony przez niezależne źródła. Nowy model Bugatti był najszybszy w dyscyplinie 0-400-0 z uzyskanym czasem 42 sekund. Jednak tutaj również został pobity przez Agerę RS z czasem 36,44 sekundy. Model zaprezentowany został na salonie w Genewie w 2016 roku.</text:span><text:s/><text:span text:style-name="T81">Sercem najnowszego samochodu Bugatti jest 8-litrowa jednostka W16, wykorzystana również w poprzedniku Chirona. Generuje ona 1500 KM przy 6700 obr./min, o 300 KM więcej niż najmocniejsza wersja Veyrona. Moment obrotowy jest równy 1600 Nm w zakresie 2000-6000 obr./min. Samochód wyposażony jest w cztery turbosprężarki i są one większe niż w Veyronie.</text:span><text:s/><text:span text:style-name="T82">Chiron stylistyką przypomina swojego poprzednika, aczkolwiek występują pewne zmiany. Są to m.in.: nowe reflektory, wyraźniej zaznaczone łuki po bokach, nowe przetłoczenia na masce, nowy wydech oraz płetwa osi środkowej – nawiązanie do historycznego modelu Type 57SC Atlantic. Tył akcentuje szeroki na 1,6 m pas złożony z 82 diod LED.</text:span></text:p>
      <text:p text:style-name="Normalny"><text:span text:style-name="T83">7.Hennessey Venom GT Spyder</text:span><text:span text:style-name="T84"><text:s/>-<text:s/></text:span><text:span text:style-name="T85">Kolejny Hennessey wśród najszybszych samochodów na świecie: Venom GT Spyder uzyskał maksymalną prędkość 427 km/h. To wersja z otwartym nadwoziem, która technicznie nie różni się od modelu coupe.</text:span></text:p>
      <text:p text:style-name="Normalny"><text:span text:style-name="T86">8.</text:span><text:s/><text:span text:style-name="T87">Bugatti Veyron Super Sport</text:span><text:span text:style-name="T88"><text:s/>-<text:s/></text:span><text:span text:style-name="T89">W 2010 roku została wypuszczona specjalna wersja Bugatti Veyron'a 16.4 nazwana Super Sport, której produkcja została ograniczona do 30 egzemplarzy. Zmieniono lekko przednią część samochodu; zastosowano tzw. "facelifting", polegający na kosmetycznym zmienieniu wyglądu reflektorów oraz maski. Prócz tego, zmiany objęły również silnik. Jego moc została zwiększona z 1001 do 1200 KM. We wnętrzu nowego Veyrona wykorzystano w wielu miejscach włókna węglowe, dzięki czemu udało się zmniejszyć masę o 300 kg. Po tych zabiegach i podniesieniu momentu obrotowego do 1500 Nm, inżynierom Bugatti udało się osiągnąć 100 km/h w czasie 2,2 s. Pierwszy Veyron Super Sport został przygotowany do bicia rekordu, osiągnął prędkość 431,072 km/h (267,856 mph). Prędkość ta została wpisana do Księgi Rekordów Guinnessa[10]. Pierwsze pięć samochodów ze specjalnej edycji zostało skonfigurowanych identycznie jak rekordowy egzemplarz Super Sport. Powstały one pod nazwą World Record Edition. W pozostałych autach maksymalna prędkość została elektronicznie ograniczona do 415 km/h. Super Sport to oficjalnie najszybszy samochód na świecie, produkowany seryjnie. Prowadzony przez chińskiego kierowcę wyścigowego Anthony'ego Liu, Bugatti Veyron GS Vitesse ustanowił rekord świata prędkości produkcyjnego auta z otwartym nadwoziem – 408,84 km/h. Rekordowa prędkość została oficjalnie zatwierdzona przez niemiecką organizację</text:span></text:p>
      <text:p text:style-name="Normalny"><text:span text:style-name="T90">9.</text:span><text:s/><text:span text:style-name="T91">Hennessey Venom GT</text:span><text:span text:style-name="T92"><text:s/></text:span><text:span text:style-name="T93">supersamochód skonstruowany i zaprezentowany w 2010 przez amerykańską markę Hennessey. Podwozie powstawało w Wielkiej Brytanii, zaś nadwozie w USA. Typ nadwozia to 2-drzwiowe coupé. Bak paliwa ma pojemność 70 l. Do napędu użyto jednostki V8 7,0 l (6999 cm³) OHV 90° 16v/2v na cylinder, generującą moc 735, 1014, lub 1244 KM (możliwość zmieniania map paliwa). Maksymalny moment obrotowy wynosi 1318 Nm przy 4200 obr./min. Prędkość maksymalna wynosi 435,31 km/h, przyspieszenie 0-100 km/h 2,4 s, przyspieszenie 0-160 km/h 5,3 s, przyspieszenie 0-241 km/h 8,9 s, zaś przyspieszenie 0-322 km/h 14,3 s. Napęd przenoszony jest na tylną oś poprzez 6-biegową manualną skrzynię biegów pochodzącą z Forda GT. W 2014 roku pojazd ten stał się najszybszym samochodem świata, a to za sprawą Briana Smitha, który w Kennedy Space Center na pasie do lądowania wahadłowców pojechał z prędkością 435,31 km/h.Mimo takiej prędkości, Hennessey Venom GT nie został uznany za najszybszy samochód produkcyjny przez Księgę Rekordów Guinnessa. Amerykańskie auto nie spełniło szeregu warunków. Przede wszystkim, NASA udostępniła swój pas jedynie na krótki czas pozwalający na jedną próbę, a rekordowy wynik uznawany jest na podstawie średniej dwóch przejazdów w<text:s/></text:span><text:soft-page-break/><text:span text:style-name="T94">przeciwnych kierunkach. Zasady Księgi Rekordów Guinnessa wymagają, aby samochód powstał w przynajmniej 30 egzemplarzach, a Venom GT zaplanowany jest na 29 sztuk (z czego sprzedano 11). Dodatkowo Hennessey zarejestrowany jest jako zmodyfikowany Lotus Exige (mimo tego, że pod przebudowanym nadwoziem kryją się zupełnie inne podzespoły), a to oznacza, że nie jest oddzielnym modelem. Nie zmienia to jednak imponującego wyniku uzyskanego przez Venoma GT. Amerykańskie auto za to pobiło rekord przyspieszenia do 300 km/h, które osiągnęło w czasie 13,18 sekundy. Co prawda Bugatti Veyron Super Sport pojechał z prędkością 431,072 km/h, jednakże w tym przypadku producent w seryjnym modelu wprowadza ogranicznik prędkości do 415 km/h, natomiast Hennessey Venom GT nie ma żadnych ograniczeń.</text:span></text:p>
      <text:p text:style-name="Normalny"><text:span text:style-name="T95">10</text:span><text:span text:style-name="T96">.</text:span><text:span text:style-name="T97">Koenigsegg Agera RS</text:span><text:span text:style-name="T98"><text:s/>-<text:s/></text:span><text:span text:style-name="T99"><text:s/></text:span><text:span text:style-name="T100">supersamochód zaprojektowany przez szwedzką firmę Koenigsegg.</text:span><text:span text:style-name="T101"><text:s/></text:span><text:span text:style-name="T102">Jego 4,7-litrowy motor V8 potrafi osiągnąć 910 KM mocy (przy 6850 obr./min) i 1100 Nm momentu obrotowego (przy 5100 obr./min). Agera przyspiesza do 100 km/h w 3,1 s, natomiast do 200 km/h – w 8,9 s. Prędkość maksymalna to ponad 390 km/h. Istnieje również wersja zmodyfikowana, Agera R, przedstawiona w 2011 r, osiągająca 1115 KM. Samochód dostępny był w kilku edycjach limitowanych takich jak: Agera S, Agera S Hundra, Agera X, Agera R BLT Chinese Edition, Agera Zijin, Agera R '13 Matte Blue .</text:span></text:p>
      <text:p text:style-name="P103">4 listopada 2017 r. padł aktualny rekord świata prędkości: 457,2 km/h. Koenigsegg Agera RS to obecnie najszybszy samochód na świecie. Prędkość jest średnią z dwóch przejazdów na zamkniętej autostradzie w stanie Nevada. Podczas przejazdów osiągnięto maksymalnie 457,9 km/h.</text:p>
      <text:p text:style-name="Normalny"><text:span text:style-name="T104">11.</text:span><text:span text:style-name="T105"><text:s/></text:span><text:span text:style-name="T106">Bugatti Chiron</text:span><text:span text:style-name="T107"><text:s/></text:span><text:span text:style-name="T108">Lekko zmodyfikowany Bugatti Chiron po raz pierwszy raz przekroczył barierę 300 mil na godzinę. To nowy rekord świata, który wyniósł dokładnie 304,773 mil/h (490,484 km/h). Rekord pobity został na torze testowym Ehra Lessien w Niemczech. To jedno z nielicznych miejsc na świecie, gdzie można osiągnąć taką prędkość. Na terenie obiektu znajduje się liczący prawie 9 km odcinek prostego toru.</text:span><text:span text:style-name="T109"><text:s/>Jest na obecną chwilę najszybszym samochodem na świecie. J</text:span><text:span text:style-name="T110">edno z najdroższych i najbardziej luksusowych aut sportowych na świecie.</text:span></text:p>
      <text:p text:style-name="P111">Przyspieszenie 0–100 km/h: 2,4 s.</text:p>
      <text:p text:style-name="P112">Przyspieszenie 0–300 km/h: 13,6 s.</text:p>
      <text:p text:style-name="P113">Sercem najnowszego samochodu Bugatti jest 8-litrowa jednostka W16, wykorzystana również w poprzedniku Chirona. Generuje ona 1500 KM przy 6700 obr./min, o 300 KM więcej niż najmocniejsza wersja Veyrona. Moment obrotowy jest równy 1600 Nm w zakresie 2000-6000 obr./min. Samochód wyposażony jest w cztery turbosprężarki i są one większe niż w Veyronie.</text:p>
      <text:p text:style-name="P114">Chiron stylistyką przypomina swojego poprzednika, aczkolwiek występują pewne zmiany. Są to m.in.: nowe reflektory, wyraźniej zaznaczone łuki po bokach, nowe przetłoczenia na masce, nowy wydech oraz płetwa osi środkowej – nawiązanie do historycznego modelu Type 57SC Atlantic. Tył akcentuje szeroki na 1,6 m pas złożony z 82 diod LED.</text:p>
      <text:p text:style-name="P115">Silniki : W16 8 I QuadTurbo 1500 KM</text:p>
      <text:p text:style-name="P116">7-biegowa automatyczna dwusprzęgłowa skrzynia biegów</text:p>
      <text:p text:style-name="P117"/>
      <text:p text:style-name="P118">Koniec !!!</text:p>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ormalnyWeb" style:display-name="Normalny (Web)" style:family="paragraph" style:parent-style-name="Normalny">
      <style:paragraph-properties style:vertical-align="auto" fo:margin-top="0.0694in" fo:margin-bottom="0.0694in" fo:line-height="100%"/>
      <style:text-properties style:font-name="Times New Roman" style:font-name-asian="Times New Roman" fo:font-size="12pt" style:font-size-asian="12pt" style:font-size-complex="12pt" style:language-asian="pl" style:country-asian="PL" fo:hyphenate="true"/>
    </style:style>
    <style:style style:name="Pogrubienie" style:display-name="Pogrubienie" style:family="text" style:parent-style-name="Domyślnaczcionkaakapitu">
      <style:text-properties fo:font-weight="bold" style:font-weight-asian="bold" style:font-weight-complex="bold"/>
    </style:style>
    <style:style style:name="Tekstdymka" style:display-name="Tekst dymka" style:family="paragraph" style:parent-style-name="Normalny">
      <style:paragraph-properties fo:margin-bottom="0in" fo:line-height="100%"/>
      <style:text-properties style:font-name="Segoe UI" style:font-name-complex="Segoe UI" fo:font-size="9pt" style:font-size-asian="9pt" style:font-size-complex="9pt" fo:hyphenate="false"/>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cpe</meta:initial-creator>
    <dc:creator>kacpe</dc:creator>
    <meta:creation-date>2019-12-18T17:29:00Z</meta:creation-date>
    <dc:date>2019-12-18T21:40:00Z</dc:date>
    <meta:print-date>2019-12-18T21:37:00Z</meta:print-date>
    <meta:template xlink:href="Normal" xlink:type="simple"/>
    <meta:editing-cycles>9</meta:editing-cycles>
    <meta:editing-duration>PT9180S</meta:editing-duration>
    <meta:document-statistic meta:page-count="4" meta:paragraph-count="23" meta:word-count="1690" meta:character-count="11813" meta:row-count="84" meta:non-whitespace-character-count="10146"/>
  </office:meta>
</office:document-meta>
</file>